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F9DB20AA7D30102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1" style:family="table" style:master-page-name="First_20_Page">
      <style:table-properties style:width="6.4896in" fo:margin-left="0in" fo:margin-top="0in" fo:margin-bottom="0in" style:page-number="auto" table:align="left" style:writing-mode="lr-tb"/>
    </style:style>
    <style:style style:name="Таблица1.A" style:family="table-column">
      <style:table-column-properties style:column-width="0.9618in"/>
    </style:style>
    <style:style style:name="Таблица1.B" style:family="table-column">
      <style:table-column-properties style:column-width="5.5278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85in" fo:padding-right="0.075in" fo:padding-top="0in" fo:padding-bottom="0in" fo:border="0.5pt solid #000000"/>
    </style:style>
    <style:style style:name="Table1" style:family="table">
      <style:table-properties style:width="7.2771in" fo:margin-left="-0.509in" table:align="left" style:writing-mode="lr-tb"/>
    </style:style>
    <style:style style:name="Table1.A" style:family="table-column">
      <style:table-column-properties style:column-width="0.4757in"/>
    </style:style>
    <style:style style:name="Table1.B" style:family="table-column">
      <style:table-column-properties style:column-width="2.3188in"/>
    </style:style>
    <style:style style:name="Table1.C" style:family="table-column">
      <style:table-column-properties style:column-width="2.0521in"/>
    </style:style>
    <style:style style:name="Table1.D" style:family="table-column">
      <style:table-column-properties style:column-width="2.4306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2" style:family="table-row">
      <style:table-row-properties style:min-row-height="0.5458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2.1653in" style:rel-column-width="21845*"/>
    </style:style>
    <style:style style:name="Table2.B" style:family="table-column">
      <style:table-column-properties style:column-width="2.1653in" style:rel-column-width="21844*"/>
    </style:style>
    <style:style style:name="Table2.C" style:family="table-column">
      <style:table-column-properties style:column-width="2.1653in" style:rel-column-width="21846*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2.C1" style:family="table-cell">
      <style:table-cell-properties style:vertical-align="middle" fo:padding="0.0382in" fo:border="0.5pt solid #000000" style:writing-mode="page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text-properties officeooo:paragraph-rsid="004ce994"/>
    </style:style>
    <style:style style:name="P2" style:family="paragraph" style:parent-style-name="Footer">
      <style:paragraph-properties fo:margin-left="0in" fo:margin-right="0.25in" fo:text-indent="0in" style:auto-text-indent="false"/>
    </style:style>
    <style:style style:name="P3" style:family="paragraph" style:parent-style-name="Standard">
      <style:paragraph-properties fo:margin-top="0in" fo:margin-bottom="0in" style:contextual-spacing="false" fo:line-height="100%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7356b7"/>
    </style:style>
    <style:style style:name="P5" style:family="paragraph" style:parent-style-name="Table_20_Contents">
      <style:paragraph-properties fo:line-height="100%" fo:text-align="center" style:justify-single-word="false"/>
      <style:text-properties officeooo:paragraph-rsid="00f5f22d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15d9a5f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paragraph-rsid="015d9a5f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0" style:family="paragraph" style:parent-style-name="Standard">
      <style:paragraph-properties fo:margin-left="0.25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language="ru" fo:country="RU" officeooo:rsid="0070461b" officeooo:paragraph-rsid="0070461b" style:font-name-asian="Times New Roman1" style:font-size-asian="14pt" style:font-name-complex="Times New Roman1" style:font-size-complex="14pt" style:font-weight-complex="bold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Times New Roman" fo:language="ru" fo:country="RU" fo:font-style="italic" officeooo:rsid="0019e290" officeooo:paragraph-rsid="0019e290" style:font-name-asian="Times New Roman1" style:font-style-asian="italic" style:font-name-complex="Times New Roman1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Times New Roman" fo:language="ru" fo:country="RU" fo:font-weight="bold" style:font-name-asian="Times New Roman1" style:font-weight-asian="bold" style:font-name-complex="Times New Roman1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16" style:family="paragraph" style:parent-style-name="Standard">
      <style:paragraph-properties fo:margin-left="0in" fo:margin-right="-0.0016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6pt" fo:language="ru" fo:country="RU" style:font-name-asian="Times New Roman1" style:font-size-asian="6pt" style:font-name-complex="Times New Roman1" style:font-size-complex="14pt" style:font-weight-complex="bold"/>
    </style:style>
    <style:style style:name="P18" style:family="paragraph" style:parent-style-name="List_20_Paragraph">
      <loext:graphic-properties draw:fill="none"/>
      <style:paragraph-properties fo:margin-left="0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0f2f616" officeooo:paragraph-rsid="00f2f616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9" style:family="paragraph" style:parent-style-name="List_20_Paragraph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1198f7b" officeooo:paragraph-rsid="01198f7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0" style:family="paragraph" style:parent-style-name="List_20_Paragraph">
      <loext:graphic-properties draw:fill="none"/>
      <style:paragraph-properties fo:margin-left="0.0783in" fo:margin-right="0in" fo:margin-top="0.1665in" fo:margin-bottom="0in" style:contextual-spacing="true" fo:line-height="115%" fo:text-align="center" style:justify-single-word="false" fo:orphans="2" fo:widows="2" fo:text-indent="0in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0884caf" officeooo:paragraph-rsid="008d68e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1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style="normal" fo:font-weight="bold" officeooo:rsid="0019e290" officeooo:paragraph-rsid="006abaa6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22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style="normal" fo:font-weight="normal" officeooo:rsid="010b78ac" officeooo:paragraph-rsid="010b78ac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23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style="normal" fo:font-weight="normal" officeooo:rsid="010f4276" officeooo:paragraph-rsid="012bfe6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24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style="normal" fo:font-weight="normal" officeooo:rsid="010b78ac" officeooo:paragraph-rsid="010b78ac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25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6pt" fo:language="ru" fo:country="RU" fo:font-style="italic" fo:font-weight="normal" officeooo:rsid="00ce24e4" officeooo:paragraph-rsid="00f2ace3" style:font-name-asian="Times New Roman1" style:font-size-asian="16pt" style:language-asian="ru" style:country-asian="RU" style:font-style-asian="italic" style:font-weight-asian="normal" style:font-name-complex="Times New Roman1" style:font-size-complex="16pt" style:font-style-complex="italic" style:font-weight-complex="normal"/>
    </style:style>
    <style:style style:name="P26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6pt" fo:language="ru" fo:country="RU" fo:font-style="italic" fo:font-weight="normal" officeooo:rsid="0019e290" officeooo:paragraph-rsid="00f2ace3" style:font-name-asian="Times New Roman1" style:font-size-asian="16pt" style:language-asian="ru" style:country-asian="RU" style:font-style-asian="italic" style:font-weight-asian="normal" style:font-name-complex="Times New Roman1" style:font-size-complex="16pt" style:font-style-complex="italic" style:font-weight-complex="normal"/>
    </style:style>
    <style:style style:name="P27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6pt" fo:language="ru" fo:country="RU" fo:font-style="italic" fo:font-weight="normal" officeooo:rsid="00760472" officeooo:paragraph-rsid="00f2ace3" style:font-name-asian="Times New Roman1" style:font-size-asian="16pt" style:language-asian="ru" style:country-asian="RU" style:font-style-asian="italic" style:font-weight-asian="normal" style:font-name-complex="Times New Roman1" style:font-size-complex="16pt" style:font-style-complex="italic" style:font-weight-complex="normal"/>
    </style:style>
    <style:style style:name="P28" style:family="paragraph" style:parent-style-name="Heading_20_1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29" style:family="paragraph" style:parent-style-name="Heading_20_1">
      <style:text-properties style:font-name="Liberation Sans" fo:font-size="20pt" fo:font-weight="bold" officeooo:paragraph-rsid="009247d3" style:font-size-asian="20pt" style:font-weight-asian="bold" style:font-size-complex="20pt" style:font-weight-complex="bold"/>
    </style:style>
    <style:style style:name="P30" style:family="paragraph" style:parent-style-name="Heading_20_1">
      <style:text-properties style:font-name="Liberation Sans" fo:font-size="20pt" fo:font-weight="bold" officeooo:paragraph-rsid="00fbdc9f" style:font-size-asian="20pt" style:font-weight-asian="bold" style:font-size-complex="20pt" style:font-weight-complex="bold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8d68e9" officeooo:paragraph-rsid="008d68e9" style:font-size-asian="14pt" style:font-size-complex="14pt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30423b" officeooo:paragraph-rsid="008d68e9" style:font-size-asian="14pt" style:font-size-complex="14pt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1afa70" officeooo:paragraph-rsid="011afa70" style:font-size-asian="14pt" style:font-size-complex="14pt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1c3217" officeooo:paragraph-rsid="011c3217" style:font-size-asian="14pt" style:font-size-complex="14pt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5d9a5f" officeooo:paragraph-rsid="015d9a5f" style:font-size-asian="14pt" style:font-size-complex="14pt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paragraph-rsid="008d68e9" style:font-size-asian="14pt" style:font-size-complex="14pt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08f14c6" officeooo:paragraph-rsid="008f14c6" style:font-size-asian="14pt" style:font-size-complex="14pt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11c3217" officeooo:paragraph-rsid="011c3217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4pt" officeooo:rsid="01206b77" officeooo:paragraph-rsid="01206b77" style:font-size-asian="14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14pt" officeooo:rsid="0121394b" officeooo:paragraph-rsid="0121394b" style:font-size-asian="14pt" style:font-size-complex="14pt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13937df" officeooo:paragraph-rsid="013937df" style:font-size-asian="14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ans" fo:font-size="14pt" officeooo:rsid="0143c106" officeooo:paragraph-rsid="0143c106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14pt" officeooo:rsid="0144936a" officeooo:paragraph-rsid="0144936a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Liberation Sans" fo:font-size="14pt" officeooo:rsid="00fd67d1" officeooo:paragraph-rsid="00fd67d1" style:font-size-asian="14pt" style:font-size-complex="14pt"/>
    </style:style>
    <style:style style:name="P45" style:family="paragraph" style:parent-style-name="Standard">
      <style:text-properties style:font-name="Liberation Sans" fo:font-size="14pt" officeooo:paragraph-rsid="014c9179" style:font-size-asian="14pt" style:font-size-complex="14pt"/>
    </style:style>
    <style:style style:name="P46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11c3217" officeooo:paragraph-rsid="011c3217" style:font-size-asian="14pt" style:font-size-complex="14pt"/>
    </style:style>
    <style:style style:name="P47" style:family="paragraph" style:parent-style-name="List_20_Paragraph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style:font-name="Liberation Sans" fo:font-size="14pt" officeooo:rsid="00f2ace3" officeooo:paragraph-rsid="01167c9e" style:font-size-asian="12.25pt" style:font-size-complex="14pt"/>
    </style:style>
    <style:style style:name="P48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officeooo:paragraph-rsid="006abaa6"/>
    </style:style>
    <style:style style:name="P49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officeooo:paragraph-rsid="012bfe6e"/>
    </style:style>
    <style:style style:name="P50" style:family="paragraph" style:parent-style-name="Heading_20_1">
      <style:text-properties fo:font-variant="small-caps" style:font-name="Liberation Sans" fo:font-size="20pt" fo:letter-spacing="0.0035in" fo:font-weight="bold" officeooo:paragraph-rsid="006abaa6" style:font-size-asian="20pt" style:font-weight-asian="bold" style:font-size-complex="20pt" style:font-weight-complex="bold"/>
    </style:style>
    <style:style style:name="P51" style:family="paragraph" style:parent-style-name="Heading_20_1">
      <style:text-properties fo:font-variant="small-caps" style:font-name="Liberation Sans" fo:font-size="20pt" fo:letter-spacing="0.0035in" fo:font-weight="bold" officeooo:rsid="01046572" officeooo:paragraph-rsid="0116f8f5" style:font-size-asian="20pt" style:font-weight-asian="bold" style:font-size-complex="20pt" style:font-weight-complex="bold"/>
    </style:style>
    <style:style style:name="P52" style:family="paragraph" style:parent-style-name="Heading_20_1">
      <style:text-properties fo:font-variant="small-caps" style:font-name="Liberation Serif" fo:font-size="14pt" fo:letter-spacing="0.0035in" fo:font-weight="normal" officeooo:rsid="01046572" officeooo:paragraph-rsid="0116f8f5" style:font-size-asian="14pt" style:font-weight-asian="normal" style:font-size-complex="14pt" style:font-weight-complex="normal"/>
    </style:style>
    <style:style style:name="P53" style:family="paragraph" style:parent-style-name="Heading_20_1">
      <style:text-properties fo:font-variant="small-caps" style:font-name="Liberation Serif" fo:font-size="14pt" fo:letter-spacing="0.0035in" fo:font-style="normal" fo:font-weight="bold" officeooo:rsid="01046572" officeooo:paragraph-rsid="0116f8f5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Heading_20_1">
      <style:text-properties officeooo:paragraph-rsid="0116f8f5"/>
    </style:style>
    <style:style style:name="P55" style:family="paragraph" style:parent-style-name="Table_20_Contents">
      <style:text-properties fo:font-size="14pt" style:font-size-asian="14pt" style:font-size-complex="14pt"/>
    </style:style>
    <style:style style:name="P56" style:family="paragraph" style:parent-style-name="Table_20_Contents">
      <style:paragraph-properties fo:line-height="100%" fo:text-align="center" style:justify-single-word="false"/>
      <style:text-properties officeooo:rsid="013937df" officeooo:paragraph-rsid="013937df"/>
    </style:style>
    <style:style style:name="P57" style:family="paragraph" style:parent-style-name="Table_20_Contents">
      <style:text-properties fo:font-style="normal" fo:font-weight="bold" style:font-style-asian="normal" style:font-weight-asian="bold" style:font-style-complex="normal" style:font-weight-complex="bold"/>
    </style:style>
    <style:style style:name="P58" style:family="paragraph" style:parent-style-name="List_20_Paragraph" style:list-style-name="L1" style:master-page-name="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style:page-number="auto" fo:background-color="transparent" style:writing-mode="lr-tb"/>
      <style:text-properties fo:color="#000000" loext:opacity="100%" style:font-name="Liberation Sans" fo:font-size="16pt" fo:language="ru" fo:country="RU" fo:font-weight="bold" officeooo:rsid="001ab047" officeooo:paragraph-rsid="001ab047" style:font-name-asian="Times New Roman1" style:font-size-asian="16pt" style:language-asian="ru" style:country-asian="RU" style:font-weight-asian="bold" style:font-name-complex="Times New Roman1" style:font-size-complex="16pt"/>
    </style:style>
    <style:style style:name="P59" style:family="paragraph" style:parent-style-name="List_20_Paragraph" style:list-style-name="L1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ans" fo:font-size="16pt" fo:language="ru" fo:country="RU" fo:font-weight="bold" officeooo:rsid="001ab047" officeooo:paragraph-rsid="001b4fb0" style:font-name-asian="Times New Roman1" style:font-size-asian="16pt" style:language-asian="ru" style:country-asian="RU" style:font-weight-asian="bold" style:font-name-complex="Times New Roman1" style:font-size-complex="16pt"/>
    </style:style>
    <style:style style:name="P60" style:family="paragraph" style:parent-style-name="List_20_Paragraph" style:list-style-name="L1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0f2ace3" officeooo:paragraph-rsid="00f2ace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61" style:family="paragraph" style:parent-style-name="List_20_Paragraph" style:list-style-name="L1">
      <loext:graphic-properties draw:fill="none"/>
      <style:paragraph-properties fo:margin-left="0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ans" fo:font-size="14pt" fo:language="ru" fo:country="RU" fo:font-weight="normal" officeooo:rsid="001ab047" officeooo:paragraph-rsid="003a69a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62" style:family="paragraph" style:parent-style-name="List_20_Paragraph" style:list-style-name="L2">
      <style:paragraph-properties fo:margin-top="0.1665in" fo:margin-bottom="0in" style:contextual-spacing="true" fo:text-align="start" style:justify-single-word="false"/>
      <style:text-properties fo:color="#000000" loext:opacity="100%" style:font-name="Liberation Sans" fo:font-size="14pt" fo:language="ru" fo:country="RU" fo:font-weight="normal" officeooo:rsid="01229825" officeooo:paragraph-rsid="00e29820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63" style:family="paragraph" style:parent-style-name="List_20_Paragraph" style:list-style-name="L2">
      <style:paragraph-properties fo:margin-top="0.1665in" fo:margin-bottom="0in" style:contextual-spacing="true" fo:text-align="start" style:justify-single-word="false"/>
      <style:text-properties fo:color="#000000" loext:opacity="100%" style:font-name="Liberation Sans" fo:font-size="14pt" fo:language="ru" fo:country="RU" fo:font-weight="normal" officeooo:rsid="0122b7b9" officeooo:paragraph-rsid="0122b7b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64" style:family="paragraph" style:parent-style-name="List_20_Paragraph" style:list-style-name="L2">
      <style:paragraph-properties fo:margin-top="0.1665in" fo:margin-bottom="0in" style:contextual-spacing="true" fo:text-align="start" style:justify-single-word="false"/>
      <style:text-properties fo:color="#000000" loext:opacity="100%" style:font-name="Liberation Sans" fo:font-size="14pt" fo:language="ru" fo:country="RU" fo:font-weight="normal" officeooo:rsid="01487bcd" officeooo:paragraph-rsid="01487bc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65" style:family="paragraph" style:parent-style-name="List_20_Paragraph" style:list-style-name="L2">
      <style:paragraph-properties fo:margin-top="0.1665in" fo:margin-bottom="0in" style:contextual-spacing="true" fo:text-align="start" style:justify-single-word="false"/>
      <style:text-properties fo:color="#000000" loext:opacity="100%" style:font-name="Liberation Sans" fo:font-size="14pt" fo:language="ru" fo:country="RU" fo:font-weight="normal" officeooo:rsid="01487bcd" officeooo:paragraph-rsid="0160a38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66" style:family="paragraph" style:parent-style-name="List_20_Paragraph" style:list-style-name="L1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Liberation Sans" fo:font-size="14pt" fo:language="ru" fo:country="RU" fo:font-style="normal" fo:font-weight="normal" officeooo:rsid="0080dbc3" officeooo:paragraph-rsid="001b4fb0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67" style:family="paragraph" style:parent-style-name="List_20_Paragraph">
      <style:paragraph-properties fo:margin-left="0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14pt" fo:language="ru" fo:country="RU" fo:font-style="normal" fo:font-weight="normal" officeooo:rsid="0133d29c" officeooo:paragraph-rsid="00b8ad74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68" style:family="paragraph" style:parent-style-name="List_20_Paragraph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fo:color="#000000" loext:opacity="100%" style:font-name="Liberation Sans" fo:font-size="20pt" fo:language="ru" fo:country="RU" fo:font-style="normal" fo:font-weight="bold" officeooo:rsid="006d2ab7" officeooo:paragraph-rsid="0164a40b" style:font-name-asian="Times New Roman1" style:font-size-asian="20pt" style:language-asian="ru" style:country-asian="RU" style:font-style-asian="normal" style:font-weight-asian="bold" style:font-name-complex="Times New Roman1" style:font-size-complex="20pt" style:font-style-complex="normal" style:font-weight-complex="bold"/>
    </style:style>
    <style:style style:name="P69" style:family="paragraph" style:parent-style-name="List_20_Paragraph" style:list-style-name="L1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style:font-name="Liberation Sans" fo:font-size="16pt" fo:font-weight="bold" officeooo:rsid="002ce9a5" officeooo:paragraph-rsid="0087637f" style:font-size-asian="16pt" style:font-weight-asian="bold" style:font-size-complex="16pt" style:font-weight-complex="bold"/>
    </style:style>
    <style:style style:name="P70" style:family="paragraph" style:parent-style-name="List_20_Paragraph" style:list-style-name="L1">
      <loext:graphic-properties draw:fill="none"/>
      <style:paragraph-properties fo:margin-left="0.0783in" fo:margin-right="0in" fo:margin-top="0.1665in" fo:margin-bottom="0in" style:contextual-spacing="true" fo:line-height="115%" fo:text-align="start" style:justify-single-word="false" fo:orphans="2" fo:widows="2" fo:text-indent="0in" style:auto-text-indent="false" fo:background-color="transparent" style:writing-mode="lr-tb"/>
      <style:text-properties officeooo:paragraph-rsid="009c7fa7"/>
    </style:style>
    <style:style style:name="P71" style:family="paragraph" style:parent-style-name="List_20_Paragraph" style:list-style-name="L2">
      <style:paragraph-properties fo:margin-top="0.1665in" fo:margin-bottom="0in" style:contextual-spacing="true" fo:text-align="start" style:justify-single-word="false"/>
      <style:text-properties officeooo:rsid="01229825" officeooo:paragraph-rsid="01229825"/>
    </style:style>
    <style:style style:name="P72" style:family="paragraph" style:parent-style-name="List_20_Paragraph" style:list-style-name="L2">
      <style:paragraph-properties fo:margin-left="0.25in" fo:margin-right="0in" fo:margin-top="0.1665in" fo:margin-bottom="0in" style:contextual-spacing="true" fo:text-align="start" style:justify-single-word="false" fo:text-indent="0in" style:auto-text-indent="false"/>
      <style:text-properties officeooo:paragraph-rsid="01119341"/>
    </style:style>
    <style:style style:name="T1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T3" style:family="text">
      <style:text-properties style:font-name="Times New Roman" fo:font-size="14pt" fo:language="ru" fo:country="RU" officeooo:rsid="015d9a5f" style:font-name-asian="Times New Roman1" style:font-size-asian="14pt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T5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4pt" style:font-weight-complex="bold"/>
    </style:style>
    <style:style style:name="T6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1" style:font-size-asian="18pt" style:font-weight-asian="bold" style:font-name-complex="Times New Roman1" style:font-size-complex="14pt" style:font-weight-complex="bold"/>
    </style:style>
    <style:style style:name="T7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117a5f9" style:font-name-asian="Times New Roman1" style:font-size-asian="18pt" style:font-weight-asian="bold" style:font-name-complex="Times New Roman1" style:font-size-complex="14pt" style:font-weight-complex="bold"/>
    </style:style>
    <style:style style:name="T8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1368fd9" style:font-name-asian="Times New Roman1" style:font-size-asian="18pt" style:font-weight-asian="bold" style:font-name-complex="Times New Roman1" style:font-size-complex="14pt" style:font-weight-complex="bold"/>
    </style:style>
    <style:style style:name="T9" style:family="text">
      <style:text-properties fo:color="#000000" loext:opacity="100%" fo:language="ru" fo:country="RU" fo:font-style="normal" fo:background-color="transparent" loext:char-shading-value="0" style:font-name-asian="Times New Roman1" style:language-asian="ru" style:country-asian="RU" style:font-style-asian="normal" style:font-name-complex="Times New Roman1" style:font-style-complex="normal"/>
    </style:style>
    <style:style style:name="T10" style:family="text">
      <style:text-properties fo:color="#000000" loext:opacity="100%" fo:language="ru" fo:country="RU" fo:font-style="normal" officeooo:rsid="001b4fb0" fo:background-color="transparent" loext:char-shading-value="0" style:font-name-asian="Times New Roman1" style:language-asian="ru" style:country-asian="RU" style:font-style-asian="normal" style:font-name-complex="Times New Roman1" style:font-style-complex="normal"/>
    </style:style>
    <style:style style:name="T11" style:family="text">
      <style:text-properties fo:color="#000000" loext:opacity="100%" style:font-name="Liberation Sans" fo:font-size="14pt" fo:language="ru" fo:country="RU" fo:font-weight="normal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12" style:family="text">
      <style:text-properties fo:color="#000000" loext:opacity="100%" style:font-name="Liberation Sans" fo:font-size="14pt" fo:language="ru" fo:country="RU" fo:font-weight="normal" officeooo:rsid="00884caf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13" style:family="text">
      <style:text-properties fo:color="#000000" loext:opacity="100%" style:font-name="Liberation Sans" fo:font-size="14pt" fo:language="ru" fo:country="RU" fo:font-weight="normal" officeooo:rsid="00d25af8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14" style:family="text">
      <style:text-properties fo:color="#000000" loext:opacity="100%" style:font-name="Liberation Sans" fo:font-size="14pt" fo:language="ru" fo:country="RU" fo:font-weight="normal" officeooo:rsid="011afa70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15" style:family="text">
      <style:text-properties fo:color="#000000" loext:opacity="100%" style:font-name="Liberation Sans" fo:font-size="14pt" fo:language="ru" fo:country="RU" fo:font-weight="normal" officeooo:rsid="00760472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16" style:family="text">
      <style:text-properties fo:color="#000000" loext:opacity="100%" style:font-name="Liberation Sans" fo:font-size="14pt" fo:language="ru" fo:country="RU" fo:font-style="normal" fo:font-weight="bold" officeooo:rsid="0019e290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17" style:family="text">
      <style:text-properties fo:color="#000000" loext:opacity="100%" style:font-name="Liberation Sans" fo:font-size="14pt" fo:language="ru" fo:country="RU" fo:font-style="normal" fo:font-weight="bold" officeooo:rsid="010b78ac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18" style:family="text">
      <style:text-properties fo:color="#000000" loext:opacity="100%" style:font-name="Liberation Sans" fo:font-size="14pt" fo:language="ru" fo:country="RU" fo:font-style="normal" fo:font-weight="bold" officeooo:rsid="006abaa6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19" style:family="text">
      <style:text-properties fo:color="#000000" loext:opacity="100%" style:font-name="Liberation Sans" fo:font-size="14pt" fo:language="ru" fo:country="RU" fo:font-style="normal" fo:font-weight="bold" officeooo:rsid="010f4276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20" style:family="text">
      <style:text-properties fo:color="#000000" loext:opacity="100%" style:font-name="Liberation Sans" fo:font-size="14pt" fo:language="ru" fo:country="RU" fo:font-style="normal" fo:font-weight="bold" officeooo:rsid="01252cc3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T21" style:family="text">
      <style:text-properties fo:color="#000000" loext:opacity="100%" style:font-name="Liberation Sans" fo:font-size="14pt" fo:language="ru" fo:country="RU" fo:font-style="normal" fo:font-weight="normal" officeooo:rsid="010f4276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2" style:family="text">
      <style:text-properties fo:color="#000000" loext:opacity="100%" style:font-name="Liberation Sans" fo:font-size="14pt" fo:language="ru" fo:country="RU" fo:font-style="normal" fo:font-weight="normal" officeooo:rsid="012bfe6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3" style:family="text">
      <style:text-properties fo:color="#000000" loext:opacity="100%" style:font-name="Liberation Sans" fo:font-size="14pt" fo:language="ru" fo:country="RU" fo:font-style="normal" fo:font-weight="normal" officeooo:rsid="01006d6b" style:font-name-asian="Times New Roman1" style:font-size-asian="12.25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24" style:family="text">
      <style:text-properties fo:color="#000000" loext:opacity="100%" fo:font-size="16pt" fo:language="ru" fo:country="RU" fo:font-weight="bold" officeooo:rsid="001ab047" style:font-name-asian="Times New Roman1" style:font-size-asian="16pt" style:language-asian="ru" style:country-asian="RU" style:font-weight-asian="bold" style:font-name-complex="Times New Roman1" style:font-size-complex="16pt"/>
    </style:style>
    <style:style style:name="T25" style:family="text">
      <style:text-properties fo:color="#000000" loext:opacity="100%" fo:font-size="16pt" fo:language="ru" fo:country="RU" fo:font-weight="bold" officeooo:rsid="001b4fb0" style:font-name-asian="Times New Roman1" style:font-size-asian="16pt" style:language-asian="ru" style:country-asian="RU" style:font-weight-asian="bold" style:font-name-complex="Times New Roman1" style:font-size-complex="16pt"/>
    </style:style>
    <style:style style:name="T26" style:family="text">
      <style:text-properties fo:font-variant="small-caps" style:font-name="Liberation Sans" fo:font-size="20pt" fo:letter-spacing="0.0035in" fo:font-weight="bold" style:font-size-asian="20pt" style:font-weight-asian="bold" style:font-size-complex="20pt" style:font-weight-complex="bold"/>
    </style:style>
    <style:style style:name="T27" style:family="text">
      <style:text-properties fo:font-variant="small-caps" style:font-name="Liberation Sans" fo:font-size="20pt" fo:letter-spacing="0.0035in" fo:font-weight="bold" officeooo:rsid="01046572" style:font-size-asian="20pt" style:font-weight-asian="bold" style:font-size-complex="20pt" style:font-weight-complex="bold"/>
    </style:style>
    <style:style style:name="T28" style:family="text">
      <style:text-properties fo:font-variant="small-caps" style:font-name="Liberation Sans" fo:font-size="20pt" fo:letter-spacing="0.0035in" fo:font-weight="bold" officeooo:rsid="01027f03" style:font-size-asian="20pt" style:font-weight-asian="bold" style:font-size-complex="20pt" style:font-weight-complex="bold"/>
    </style:style>
    <style:style style:name="T29" style:family="text">
      <style:text-properties style:font-name="Liberation Sans" fo:font-size="14pt" fo:language="ru" fo:country="RU" style:font-size-asian="14pt" style:font-size-complex="14pt"/>
    </style:style>
    <style:style style:name="T30" style:family="text">
      <style:text-properties style:font-name="Liberation Sans" fo:font-size="14pt" fo:language="ru" fo:country="RU" officeooo:rsid="00f5f22d" style:font-size-asian="14pt" style:font-size-complex="14pt"/>
    </style:style>
    <style:style style:name="T31" style:family="text">
      <style:text-properties style:font-name="Liberation Sans" fo:font-size="14pt" fo:language="ru" fo:country="RU" officeooo:rsid="00f70929" style:font-size-asian="14pt" style:font-size-complex="14pt"/>
    </style:style>
    <style:style style:name="T32" style:family="text">
      <style:text-properties style:font-name="Liberation Sans" fo:font-size="14pt" fo:language="ru" fo:country="RU" officeooo:rsid="011afa70" style:font-size-asian="14pt" style:font-size-complex="14pt"/>
    </style:style>
    <style:style style:name="T33" style:family="text">
      <style:text-properties style:font-name="Liberation Sans" fo:font-size="14pt" fo:language="ru" fo:country="RU" fo:font-style="italic" style:font-name-asian="Times New Roman1" style:font-size-asian="14pt" style:font-style-asian="italic" style:font-name-complex="Times New Roman1"/>
    </style:style>
    <style:style style:name="T34" style:family="text">
      <style:text-properties style:font-name="Liberation Sans" fo:font-size="14pt" fo:language="ru" fo:country="RU" fo:font-style="italic" officeooo:rsid="011dc6ab" style:font-name-asian="Times New Roman1" style:font-size-asian="14pt" style:font-style-asian="italic" style:font-name-complex="Times New Roman1"/>
    </style:style>
    <style:style style:name="T35" style:family="text">
      <style:text-properties style:font-name="Liberation Sans" fo:font-size="14pt" fo:language="ru" fo:country="RU" fo:font-style="italic" officeooo:rsid="0019e290" style:font-name-asian="Times New Roman1" style:font-size-asian="14pt" style:font-style-asian="italic" style:font-name-complex="Times New Roman1"/>
    </style:style>
    <style:style style:name="T36" style:family="text">
      <style:text-properties style:font-name="Liberation Sans" fo:font-size="14pt" fo:language="ru" fo:country="RU" fo:font-style="italic" officeooo:rsid="0163c02c" style:font-name-asian="Times New Roman1" style:font-size-asian="14pt" style:font-style-asian="italic" style:font-name-complex="Times New Roman1"/>
    </style:style>
    <style:style style:name="T37" style:family="text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T38" style:family="text">
      <style:text-properties style:font-name="Liberation Sans" fo:font-size="20pt" fo:font-weight="bold" officeooo:rsid="015d9a5f" style:font-size-asian="20pt" style:font-weight-asian="bold" style:font-size-complex="20pt" style:font-weight-complex="bold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font-size="14pt" officeooo:rsid="011dc6ab" style:font-size-asian="14pt" style:font-size-complex="14pt"/>
    </style:style>
    <style:style style:name="T41" style:family="text">
      <style:text-properties officeooo:rsid="011dc6ab"/>
    </style:style>
    <style:style style:name="T42" style:family="text">
      <style:text-properties officeooo:rsid="011ec69c"/>
    </style:style>
    <style:style style:name="T43" style:family="text">
      <style:text-properties officeooo:rsid="011f6c25"/>
    </style:style>
    <style:style style:name="T44" style:family="text">
      <style:text-properties officeooo:rsid="013937df"/>
    </style:style>
    <style:style style:name="T45" style:family="text">
      <style:text-properties officeooo:rsid="014d745e"/>
    </style:style>
    <style:style style:name="T46" style:family="text">
      <style:text-properties officeooo:rsid="01354322"/>
    </style:style>
    <style:style style:name="T47" style:family="text"/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055in" fo:text-indent="-0.25in" fo:margin-left="0.805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0555in" fo:text-indent="-0.25in" fo:margin-left="1.055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055in" fo:text-indent="-0.25in" fo:margin-left="1.305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555in" fo:text-indent="-0.25in" fo:margin-left="1.555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055in" fo:text-indent="-0.25in" fo:margin-left="1.805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0555in" fo:text-indent="-0.25in" fo:margin-left="2.055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055in" fo:text-indent="-0.25in" fo:margin-left="2.305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555in" fo:text-indent="-0.25in" fo:margin-left="2.555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055in" fo:text-indent="-0.25in" fo:margin-left="2.805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0555in" fo:text-indent="-0.25in" fo:margin-left="3.055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<draw:frame draw:style-name="fr1" draw:name="Рисунок 1" text:anchor-type="char" svg:x="-0.0154in" svg:y="0.2291in" svg:width="0.802in" svg:height="0.9063in" draw:z-index="0"><draw:image xlink:href="Pictures/10000000000000B0000000C7F9DB20AA7D301026.jpg" xlink:type="simple" xlink:show="embed" xlink:actuate="onLoad" draw:mime-type="image/jpeg"/><svg:desc>Gerb-BMSTU_01</svg:desc><draw:contour-polygon svg:width="0.7839in" svg:height="0.9008in" svg:viewBox="0 0 1991 2288" draw:points="14,0 14,2288 2005,2288 2005,0" draw:recreate-on-edit="false"/></draw:frame><text:tab/></text:p>
          </table:table-cell>
          <table:table-cell table:style-name="Таблица1.A1" office:value-type="string">
            <text:p text:style-name="P15">Министерство науки и высшего образования Российской Федерации</text:p>
            <text:p text:style-name="P15">Федеральное государственное бюджетное образовательное учреждение </text:p>
            <text:p text:style-name="P15">высшего образования</text:p>
            <text:p text:style-name="P16">«Московский государственный технический университет</text:p>
            <text:p text:style-name="P16">имени Н.Э. Баумана</text:p>
            <text:p text:style-name="P15">(национальный исследовательский университет)»</text:p>
            <text:p text:style-name="P15">(МГТУ им. Н.Э. Баумана)</text:p>
          </table:table-cell>
        </table:table-row>
      </table:table>
      <text:p text:style-name="P17"/>
      <text:p text:style-name="P10"/>
      <text:p text:style-name="P4"><text:span text:style-name="T5">Отчет по </text:span><text:span text:style-name="T6">лабораторной работе №</text:span><text:span text:style-name="T7">6</text:span></text:p>
      <text:p text:style-name="P4"><text:span text:style-name="T6">«</text:span><text:span text:style-name="T8">ОБРАБОТКА ДЕРЕВЬЕВ</text:span><text:span text:style-name="T6">»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span text:style-name="T1">Студент<text:tab/><text:tab/><text:tab/></text:span><text:span text:style-name="T3">Факирзаи Амджад</text:span></text:p>
      <text:p text:style-name="P11"/>
      <text:p text:style-name="P3"><text:span text:style-name="T1">Группа<text:tab/><text:tab/><text:tab/>ИУ7 – </text:span><text:span text:style-name="T2">3</text:span><text:span text:style-name="T3">6</text:span><text:span text:style-name="T1">Б </text:span></text:p>
      <text:p text:style-name="P9"/>
      <text:p text:style-name="P12"/>
      <text:p text:style-name="P8"/>
      <text:p text:style-name="P8"/>
      <text:p text:style-name="P8"/>
      <text:p text:style-name="P8"/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><text:span text:style-name="T33">20</text:span><text:span text:style-name="T35">2</text:span><text:span text:style-name="T36">3</text:span><text:span text:style-name="T4"> <text:s text:c="4"/></text:span><text:span text:style-name="T34">год.</text:span></text:p>
      <text:p text:style-name="P7"><text:soft-page-break/><text:span text:style-name="T38">У</text:span><text:span text:style-name="T37">словия задачи</text:span></text:p>
      <text:p text:style-name="P25">Цель работы: получить навыки применения двоичных деревьев.</text:p>
      <text:p text:style-name="P26"/>
      <text:p text:style-name="P27">Ввести значения переменных: от A до I. Построить и вывести на экран бинарное дерево следующего выражения: A + (B * (C + (D * (E + F) - (G - H)) + I)). Написать процедуры постфиксного, инфиксного и префиксного обхода дерева и вывести соответствующие выражения на экран. Подсчитать результат. Используя «польскую» запись, ввести данное выражение в стек. Сравнить время вычисления выражения с использованием дерева и стека.</text:p>
      <text:p text:style-name="P27"/>
      <text:list xml:id="list3828342618" text:style-name="L1">
        <text:list-header>
          <text:p text:style-name="P58">Входные данные:</text:p>
          <text:p text:style-name="P60">Девять целочисленных переменных.</text:p>
          <text:p text:style-name="P61"/>
          <text:p text:style-name="P59">Выходные данные:</text:p>
        </text:list-header>
      </text:list>
      <text:p text:style-name="P19">Бинарное дерево с целыми числовыми значениями, выражения, полученные через различные обходы дерева, результаты этих выражений и время, затраченное на их вычисление.</text:p>
      <text:p text:style-name="P47"><text:span text:style-name="T24"><text:line-break/>Обращение к программе:</text:span><text:span text:style-name="T25"> </text:span></text:p>
      <text:list xml:id="list145443551165289" text:continue-numbering="true" text:style-name="L1">
        <text:list-header>
          <text:p text:style-name="P66">Для запуска используйте команду в терминале: `./app.exe`.<text:line-break/></text:p>
          <text:p text:style-name="P69"><text:span text:style-name="T10">А</text:span><text:span text:style-name="T9">варийные ситуации:</text:span></text:p>
          <text:p text:style-name="P70"><text:span text:style-name="T13">1.</text:span><text:span text:style-name="T12"> Неверные значения переменной.</text:span><text:span text:style-name="T14"><text:line-break/>2. Ошибка выделения памяти.</text:span></text:p>
        </text:list-header>
      </text:list>
      <text:p text:style-name="P18"/>
      <text:h text:style-name="P29" text:outline-level="1"/>
      <text:h text:style-name="P29" text:outline-level="1"/>
      <text:h text:style-name="P29" text:outline-level="1"><text:bookmark-start text:name="__RefHeading___Toc1418_3587368743"/><text:soft-page-break/>Набор тестов<text:bookmark-end text:name="__RefHeading___Toc1418_3587368743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6">№</text:p>
          </table:table-cell>
          <table:table-cell table:style-name="Table1.A1" office:value-type="string">
            <text:p text:style-name="P32">Название теста</text:p>
          </table:table-cell>
          <table:table-cell table:style-name="Table1.A1" office:value-type="string">
            <text:p text:style-name="P31">Пользовательский ввод</text:p>
          </table:table-cell>
          <table:table-cell table:style-name="Table1.D1" office:value-type="string">
            <text:p text:style-name="P32">Вывод</text:p>
          </table:table-cell>
        </table:table-row>
        <table:table-row table:style-name="Table1.2">
          <table:table-cell table:style-name="Table1.A2" office:value-type="string">
            <text:p text:style-name="P46">1</text:p>
          </table:table-cell>
          <table:table-cell table:style-name="Table1.A2" office:value-type="string">
            <text:p text:style-name="P33">Корректный ввод переменных</text:p>
          </table:table-cell>
          <table:table-cell table:style-name="Table1.A2" office:value-type="string">
            <text:p text:style-name="P33">1 2 3 4 5 6 7 8 9</text:p>
          </table:table-cell>
          <table:table-cell table:style-name="Table1.D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38">2</text:p>
          </table:table-cell>
          <table:table-cell table:style-name="Table1.A2" office:value-type="string">
            <text:p text:style-name="P5"><text:span text:style-name="T30">Некорре</text:span><text:span text:style-name="T31">к</text:span><text:span text:style-name="T30">тный </text:span><text:span text:style-name="T32">ввод переменной</text:span></text:p>
          </table:table-cell>
          <table:table-cell table:style-name="Table1.A2" office:value-type="string">
            <text:p text:style-name="P33">1.0</text:p>
          </table:table-cell>
          <table:table-cell table:style-name="Table1.D2" office:value-type="string">
            <text:p text:style-name="P20">Ошибка! Требуется целое число.</text:p>
          </table:table-cell>
        </table:table-row>
        <table:table-row>
          <table:table-cell table:style-name="Table1.A2" office:value-type="string">
            <text:p text:style-name="P37">3</text:p>
          </table:table-cell>
          <table:table-cell table:style-name="Table1.A2" office:value-type="string">
            <text:p text:style-name="P5"><text:span text:style-name="T30">Некорре</text:span><text:span text:style-name="T31">к</text:span><text:span text:style-name="T30">тный </text:span><text:span text:style-name="T32">ввод переменной</text:span></text:p>
          </table:table-cell>
          <table:table-cell table:style-name="Table1.A2" office:value-type="string">
            <text:p text:style-name="P35">z</text:p>
          </table:table-cell>
          <table:table-cell table:style-name="Table1.D2" office:value-type="string">
            <text:p text:style-name="P20">Ошибка! Требуется целое число.</text:p>
          </table:table-cell>
        </table:table-row>
        <table:table-row>
          <table:table-cell table:style-name="Table1.A2" office:value-type="string">
            <text:p text:style-name="P41">4</text:p>
          </table:table-cell>
          <table:table-cell table:style-name="Table1.A2" office:value-type="string">
            <text:p text:style-name="P56"><text:span text:style-name="T30">Н</text:span><text:span text:style-name="T29">евозможно выделить память под вершину дерева</text:span></text:p>
          </table:table-cell>
          <table:table-cell table:style-name="Table1.A2" office:value-type="string">
            <text:p text:style-name="P34"/>
          </table:table-cell>
          <table:table-cell table:style-name="Table1.D2" office:value-type="string">
            <text:p text:style-name="P20">Ошибка выделения памяти для узла дерева!</text:p>
          </table:table-cell>
        </table:table-row>
        <table:table-row>
          <table:table-cell table:style-name="Table1.A2" office:value-type="string">
            <text:p text:style-name="P41">5</text:p>
          </table:table-cell>
          <table:table-cell table:style-name="Table1.A2" office:value-type="string">
            <text:p text:style-name="P56"><text:span text:style-name="T30">Н</text:span><text:span text:style-name="T29">евозможно выделить память для стека</text:span></text:p>
          </table:table-cell>
          <table:table-cell table:style-name="Table1.A2" office:value-type="string">
            <text:p text:style-name="P34"/>
          </table:table-cell>
          <table:table-cell table:style-name="Table1.D2" office:value-type="string">
            <text:p text:style-name="P20"><text:span text:style-name="T44">О</text:span>шибка выделения памяти под стек!</text:p>
          </table:table-cell>
        </table:table-row>
      </table:table>
      <text:h text:style-name="P30" text:outline-level="1"/>
      <text:h text:style-name="P30" text:outline-level="1"><text:bookmark-start text:name="__RefHeading___Toc1497_1224043242"/>Описание структуры данных<text:bookmark-end text:name="__RefHeading___Toc1497_1224043242"/></text:h>
      <text:p text:style-name="P55">Структура стека <text:span text:style-name="T41">(на массиве), </text:span><text:span text:style-name="T43">где </text:span><text:span text:style-name="T41">MAX_ARR_LEN = </text:span><text:span text:style-name="T42">17.</text:span></text:p>
      <text:p text:style-name="P44">typedef struct</text:p>
      <text:p text:style-name="P44">{</text:p>
      <text:p text:style-name="P44"><text:s text:c="4"/>char opts[MAX_ARR_LEN]; <text:s/>// массив операторов</text:p>
      <text:p text:style-name="P44"><text:s text:c="4"/>int vals[MAX_ARR_LEN]; <text:s text:c="2"/>// массив операндов</text:p>
      <text:p text:style-name="P44"><text:s text:c="4"/>int length; <text:s text:c="13"/>// длинна стека</text:p>
      <text:p text:style-name="P44">} arr_stack_t;</text:p>
      <text:h text:style-name="P51" text:outline-level="1"/>
      <text:h text:style-name="P51" text:outline-level="1"/>
      <text:p text:style-name="P57"><text:soft-page-break/><text:span text:style-name="T39">Структура </text:span><text:span text:style-name="T40">узла дерева.</text:span></text:p>
      <text:h text:style-name="P53" text:outline-level="1">struct node {</text:h>
      <text:h text:style-name="P53" text:outline-level="1"><text:s text:c="4"/>int depth; <text:s text:c="5"/>// глубина вершины</text:h>
      <text:h text:style-name="P53" text:outline-level="1"><text:s text:c="4"/>node_t *left; <text:s text:c="2"/>// левый "ребёнок"</text:h>
      <text:h text:style-name="P53" text:outline-level="1"><text:s text:c="4"/>node_t *right; <text:s/>// правый "ребёнок"</text:h>
      <text:h text:style-name="P53" text:outline-level="1"><text:s text:c="4"/>node_t *parent; // узел-родитель</text:h>
      <text:h text:style-name="P53" text:outline-level="1"><text:s text:c="4"/>int value; <text:s text:c="5"/>// значение в узле</text:h>
      <text:h text:style-name="P53" text:outline-level="1"><text:s text:c="4"/>char option; <text:s text:c="3"/>// операция узла</text:h>
      <text:h text:style-name="P53" text:outline-level="1">};</text:h>
      <text:h text:style-name="P52" text:outline-level="1"/>
      <text:h text:style-name="P51" text:outline-level="1"/>
      <text:h text:style-name="P54" text:outline-level="1"><text:bookmark-start text:name="__RefHeading___Toc790_1263790923"/><text:span text:style-name="T27">Оценка эффективности</text:span><text:span text:style-name="T26"> (</text:span><text:span text:style-name="T28">такты</text:span><text:span text:style-name="T26">)</text:span><text:bookmark-end text:name="__RefHeading___Toc790_1263790923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39">Бинарное дерево</text:p>
          </table:table-cell>
          <table:table-cell table:style-name="Table2.C1" office:value-type="string">
            <text:p text:style-name="P39">Стек на массиве</text:p>
          </table:table-cell>
        </table:table-row>
        <table:table-row>
          <table:table-cell table:style-name="Table2.A2" office:value-type="string">
            <text:p text:style-name="P39">Подсчёт выражения</text:p>
          </table:table-cell>
          <table:table-cell table:style-name="Table2.A2" office:value-type="string">
            <text:p text:style-name="P40">0.093444</text:p>
          </table:table-cell>
          <table:table-cell table:style-name="Table2.C2" office:value-type="string">
            <text:p text:style-name="P40">0.280580</text:p>
          </table:table-cell>
        </table:table-row>
        <table:table-row>
          <table:table-cell table:style-name="Table2.A2" office:value-type="string">
            <text:p text:style-name="P42">Добавление узла</text:p>
          </table:table-cell>
          <table:table-cell table:style-name="Table2.A2" office:value-type="string">
            <text:p text:style-name="P40">0.031427</text:p>
          </table:table-cell>
          <table:table-cell table:style-name="Table2.C2" office:value-type="string">
            <text:p text:style-name="P40">0.007000</text:p>
          </table:table-cell>
        </table:table-row>
        <table:table-row>
          <table:table-cell table:style-name="Table2.A2" office:value-type="string">
            <text:p text:style-name="P43">Удаление узла</text:p>
          </table:table-cell>
          <table:table-cell table:style-name="Table2.A2" office:value-type="string">
            <text:p text:style-name="P40">0.0<text:span text:style-name="T45">0</text:span>9090</text:p>
          </table:table-cell>
          <table:table-cell table:style-name="Table2.C2" office:value-type="string">
            <text:p text:style-name="P40">0.002997</text:p>
          </table:table-cell>
        </table:table-row>
      </table:table>
      <text:p text:style-name="P45"><text:line-break/>Для оценки эффективности было проведено 1.000.000 расчётов и взято среднее время.</text:p>
      <text:h text:style-name="P28" text:outline-level="1"/>
      <text:h text:style-name="P28" text:outline-level="1"/>
      <text:h text:style-name="P28" text:outline-level="1"><text:bookmark-start text:name="__RefHeading___Toc1499_1224043242"/><text:soft-page-break/>Описание алгоритма<text:bookmark-end text:name="__RefHeading___Toc1499_1224043242"/></text:h>
      <text:list xml:id="list1991439611" text:style-name="L2">
        <text:list-item>
          <text:p text:style-name="P62">После запуска программы пользователю предлагается ввести значения для 9 целочисленных переменных.</text:p>
        </text:list-item>
        <text:list-item>
          <text:p text:style-name="P71"><text:span text:style-name="T11">Программа выводит в консоль следующее выражение:<text:line-break/></text:span><text:span text:style-name="T15">A + (B * (C + (D * (E + F) - (G - H)) + I))</text:span></text:p>
        </text:list-item>
        <text:list-item>
          <text:p text:style-name="P63">Создаётся бинарное дерево.</text:p>
        </text:list-item>
        <text:list-item>
          <text:p text:style-name="P63">Программа выполняет обход созданного дерева в префиксной, инфиксной и постфиксной формах.</text:p>
        </text:list-item>
        <text:list-item>
          <text:p text:style-name="P63">В ходе постфиксного обхода каждой вершины вычисляется её значение. Таким образом, значение в корне дерева представляет собой результат выражения.</text:p>
        </text:list-item>
        <text:list-item>
          <text:p text:style-name="P63">Создаётся стек с выражением в польской записи, после чего вычисляется его результат.</text:p>
        </text:list-item>
        <text:list-item>
          <text:p text:style-name="P64">Пользователь вводит значения для нового дерева, после чего оно отображается на экране.</text:p>
        </text:list-item>
        <text:list-item>
          <text:p text:style-name="P65">Вводится пользователем кол-во узлов n, которые нужно оставить в новом дереве. В n-ом узле затирается единственный «ребёнок» и дерево выводится на экран.</text:p>
        </text:list-item>
      </text:list>
      <text:h text:style-name="P50" text:outline-level="1"/>
      <text:h text:style-name="P50" text:outline-level="1"><text:bookmark-start text:name="__RefHeading___Toc1426_3587368743"/>Ответы на контрольные вопросы<text:bookmark-end text:name="__RefHeading___Toc1426_3587368743"/></text:h>
      <text:p text:style-name="P48"><text:span text:style-name="T16">1. Что такое </text:span><text:span text:style-name="T20">дерево</text:span><text:span text:style-name="T17">?</text:span></text:p>
      <text:p text:style-name="P22">Дерево — это структура данных, предназначенная для представления иерархических связей, характеризующих отношения "один ко многим".</text:p>
      <text:p text:style-name="P48"><text:span text:style-name="T16">2. </text:span><text:span text:style-name="T18">Как выделяется память под представление деревьев?</text:span></text:p>
      <text:p text:style-name="P24">Память выделяется для каждой вершины дерева с учетом хранения необходимых данных и указателей на потомков.</text:p>
      <text:p text:style-name="P21">3. Какие бывают типы деревьев?</text:p>
      <text:list xml:id="list145443761952991" text:continue-numbering="true" text:style-name="L2">
        <text:list-header>
          <text:p text:style-name="P72"><text:span text:style-name="T23">Деревья бинарного поиска, АВЛ-деревья, бинарные деревья, префиксные деревья.</text:span><text:span text:style-name="T18"><text:line-break/>4. Какие стандартные операции возможны над деревьями?</text:span></text:p>
        </text:list-header>
      </text:list>
      <text:p text:style-name="P49"><text:soft-page-break/><text:span text:style-name="T22">Поиск в дереве, обход дерева, добавление/удаление элемента (узла) из дерева.<text:line-break/></text:span><text:span text:style-name="T19">5</text:span><text:span text:style-name="T18">. Что такое дерево двоичного поиска?</text:span><text:span text:style-name="T19"><text:line-break/></text:span><text:span text:style-name="T21">Двоичное дерево поиска (ДДП) — это форма двоичного дерева, в котором для каждого узла выполняется условие, что значение в левом потомке больше или равно значению родителя, а значение в правом потомке строго меньше значения родителя (или наоборот).</text:span></text:p>
      <text:p text:style-name="P23"/>
      <text:p text:style-name="P67"/>
      <text:p text:style-name="P68">Вывод</text:p>
      <text:p text:style-name="P67">С помощью бинарного дерева можно реализовать эффективное вычисление выражений. Т.к. в бинарном дереве у каждой вершины (кроме листов) по два «ребёнка», то оно работает лишь с выражениями с бинарными операторами. <text:span text:style-name="T46">Иначе – требуется уже не бинарное дерево. <text:line-break/>Если сравнивать бинарное дерево со стеком – оно подсчитывает результат выражения в три раза быстрее. Это происходит потому, что из стека постоянно приходится вынимать элементы и класть новые (результаты бинарных операций), в то время, как для вычисления на бинарном дереве достаточно посетить каждую её вершину только один раз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083in" fo:margin-bottom="0.028in" style:contextual-spacing="false" fo:text-align="start" style:justify-single-word="false"/>
      <style:text-properties fo:font-variant="small-caps" fo:font-size="16pt" fo:letter-spacing="0.0035in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665in" fo:margin-bottom="0.0555in" style:contextual-spacing="false" fo:text-align="start" style:justify-single-word="false"/>
      <style:text-properties fo:font-variant="small-caps" fo:font-size="14pt" fo:letter-spacing="0.0035in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in" fo:margin-bottom="0in" style:contextual-spacing="false" fo:text-align="start" style:justify-single-word="false"/>
      <style:text-properties fo:font-variant="small-caps" fo:font-size="12pt" fo:letter-spacing="0.0035in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in" style:contextual-spacing="false" fo:text-align="start" style:justify-single-word="false"/>
      <style:text-properties fo:font-variant="small-caps" fo:font-size="11pt" fo:letter-spacing="0.0071in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39in" fo:margin-bottom="0in" style:contextual-spacing="false" fo:text-align="start" style:justify-single-word="false"/>
      <style:text-properties fo:font-variant="small-caps" fo:color="#b85a22" loext:opacity="100%" fo:font-size="11pt" fo:letter-spacing="0.0071in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dd8047" loext:opacity="100%" fo:font-size="11pt" fo:letter-spacing="0.0035in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dd8047" loext:opacity="100%" fo:letter-spacing="0.0071in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in" fo:margin-bottom="0in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in" fo:margin-bottom="0in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in" fo:padding-right="0in" fo:padding-top="0.0138in" fo:padding-bottom="0in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in" fo:margin-bottom="0.5in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in" fo:margin-bottom="0in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1in" fo:margin-right="1in" fo:margin-top="0.0972in" fo:margin-bottom="0.0972in" style:contextual-spacing="false" fo:text-indent="0in" style:auto-text-indent="false" fo:background-color="#dd8047" fo:padding="0.139in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25in" fo:margin-bottom="0.25in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in" fo:margin-bottom="0in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35in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35in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35in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071in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071in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35in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071in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071in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071in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35in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ce994"/>
    </style:style>
    <style:style style:name="MP2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span text:style-name="page_20_number"><text:page-number text:select-page="current">5</text:page-number></text:span></text:p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HTML" style:page-layout-name="Mpm3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a</meta:initial-creator>
    <meta:editing-cycles>263</meta:editing-cycles>
    <meta:print-date>2019-11-26T17:37:00</meta:print-date>
    <meta:creation-date>2018-12-20T06:53:00</meta:creation-date>
    <dc:date>2023-12-26T14:54:35.922905087</dc:date>
    <meta:editing-duration>P1DT6H27M53S</meta:editing-duration>
    <meta:generator>LibreOffice/7.3.7.2$Linux_X86_64 LibreOffice_project/30$Build-2</meta:generator>
    <meta:document-statistic meta:table-count="3" meta:image-count="1" meta:object-count="0" meta:page-count="6" meta:paragraph-count="96" meta:word-count="652" meta:character-count="4639" meta:non-whitespace-character-count="40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